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10bb14" officeooo:paragraph-rsid="0010bb14" style:font-size-asian="12pt" style:font-weight-asian="normal" style:font-name-complex="Liberation Sans1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rsid="00238194" officeooo:paragraph-rsid="00238194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f9f34" officeooo:paragraph-rsid="0027f158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7f158" officeooo:paragraph-rsid="0027f158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24246" officeooo:paragraph-rsid="0027f158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1f217c" officeooo:paragraph-rsid="003340f8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38ed80" officeooo:paragraph-rsid="0038ed80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3afbd0" officeooo:paragraph-rsid="003afbd0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cd740" officeooo:paragraph-rsid="0027f158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rsid="003888db" officeooo:paragraph-rsid="0019ad9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bold" officeooo:rsid="0038ed80" officeooo:paragraph-rsid="0038ed80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Liberation Sans" fo:font-size="12pt" fo:font-weight="bold" officeooo:rsid="0038ed80" officeooo:paragraph-rsid="003afbd0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style:font-name="Liberation Sans" fo:font-size="12pt" fo:font-weight="bold" officeooo:rsid="001d7c62" officeooo:paragraph-rsid="001d7c62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Liberation Sans" fo:font-size="12pt" fo:font-weight="bold" officeooo:rsid="00334d41" officeooo:paragraph-rsid="00334d41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2f9f34" officeooo:paragraph-rsid="0027f158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able_20_Contents">
      <style:text-properties fo:font-weight="bold" officeooo:rsid="0038ed80" officeooo:paragraph-rsid="0038ed80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ffffff" loext:opacity="100%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31" style:family="paragraph" style:parent-style-name="Table_20_Contents" style:list-style-name="L1">
      <style:text-properties style:font-name="Liberation Sans" fo:font-size="12pt" fo:font-weight="normal" officeooo:paragraph-rsid="0024d6a8" style:font-size-asian="12pt" style:font-weight-asian="normal" style:font-size-complex="12pt" style:font-weight-complex="normal"/>
    </style:style>
    <style:style style:name="P32" style:family="paragraph" style:parent-style-name="Table_20_Contents" style:list-style-name="L2">
      <style:text-properties style:font-name="Liberation Sans" fo:font-size="12pt" fo:font-weight="normal" officeooo:rsid="003deac1" officeooo:paragraph-rsid="003deac1" style:font-size-asian="12pt" style:font-weight-asian="normal" style:font-size-complex="12pt" style:font-weight-complex="normal"/>
    </style:style>
    <style:style style:name="P33" style:family="paragraph" style:parent-style-name="Table_20_Contents" style:list-style-name="L3">
      <style:text-properties style:font-name="Liberation Sans" fo:font-size="12pt" fo:font-weight="normal" officeooo:rsid="003afbd0" officeooo:paragraph-rsid="003afbd0" style:font-size-asian="12pt" style:font-weight-asian="normal" style:font-size-complex="12pt" style:font-weight-complex="normal"/>
    </style:style>
    <style:style style:name="P34" style:family="paragraph" style:parent-style-name="Table_20_Contents" style:list-style-name="L3">
      <style:text-properties style:font-name="Liberation Sans" fo:font-size="12pt" fo:font-weight="normal" officeooo:rsid="003cd740" officeooo:paragraph-rsid="003afbd0" style:font-size-asian="12pt" style:font-weight-asian="normal" style:font-size-complex="12pt" style:font-weight-complex="normal"/>
    </style:style>
    <style:style style:name="P35" style:family="paragraph" style:parent-style-name="Table_20_Contents" style:list-style-name="L4">
      <style:text-properties style:font-name="Liberation Sans" fo:font-size="12pt" fo:font-weight="normal" officeooo:rsid="003cd740" officeooo:paragraph-rsid="003cd740" style:font-size-asian="12pt" style:font-weight-asian="normal" style:font-size-complex="12pt" style:font-weight-complex="normal"/>
    </style:style>
    <style:style style:name="P36" style:family="paragraph" style:parent-style-name="Table_20_Contents">
      <style:text-properties style:font-name="Liberation Sans" fo:font-size="12pt" fo:font-weight="normal" officeooo:rsid="0038ed80" officeooo:paragraph-rsid="0038ed80" style:font-size-asian="12pt" style:font-weight-asian="normal" style:font-size-complex="12pt" style:font-weight-complex="normal"/>
    </style:style>
    <style:style style:name="T1" style:family="text">
      <style:text-properties fo:color="#ffffff" loext:opacity="100%" officeooo:rsid="000b6921"/>
    </style:style>
    <style:style style:name="T2" style:family="text">
      <style:text-properties fo:color="#ffffff" loext:opacity="100%" officeooo:rsid="000e1ed6"/>
    </style:style>
    <style:style style:name="T3" style:family="text">
      <style:text-properties fo:color="#ffffff" loext:opacity="100%" officeooo:rsid="000ef703"/>
    </style:style>
    <style:style style:name="T4" style:family="text">
      <style:text-properties fo:color="#ffffff" loext:opacity="100%" officeooo:rsid="00238194"/>
    </style:style>
    <style:style style:name="T5" style:family="text">
      <style:text-properties officeooo:rsid="0031a2be"/>
    </style:style>
    <style:style style:name="T6" style:family="text">
      <style:text-properties officeooo:rsid="0024d6a8"/>
    </style:style>
    <style:style style:name="T7" style:family="text">
      <style:text-properties fo:font-weight="bold" officeooo:rsid="0038ed80" style:font-weight-asian="bold" style:font-weight-complex="bold"/>
    </style:style>
    <style:style style:name="T8" style:family="text">
      <style:text-properties fo:font-weight="bold" officeooo:rsid="003888db" style:font-weight-asian="bold" style:font-weight-complex="bold"/>
    </style:style>
    <style:style style:name="T9" style:family="text">
      <style:text-properties style:font-name="Liberation Sans" fo:font-size="12pt" style:font-size-asian="12pt" style:font-size-complex="12pt"/>
    </style:style>
    <style:style style:name="T10" style:family="text">
      <style:text-properties style:font-name="Liberation Sans" fo:font-size="12pt" officeooo:rsid="003888db" style:font-size-asian="12pt" style:font-size-complex="12pt"/>
    </style:style>
    <style:style style:name="T11" style:family="text">
      <style:text-properties officeooo:rsid="003888db"/>
    </style:style>
    <style:style style:name="T12" style:family="text">
      <style:text-properties officeooo:rsid="003a42ee"/>
    </style:style>
    <style:style style:name="T13" style:family="text">
      <style:text-properties officeooo:rsid="003cd74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9"><text:span text:style-name="T1">Nome do caso de uso: </text:span><text:span text:style-name="T2">UC - </text:span><text:span text:style-name="T3">00</text:span><text:span text:style-name="T4">7</text:span></text:p>
          </table:table-cell>
          <table:covered-table-cell/>
        </table:table-row>
        <table:table-row>
          <table:table-cell table:style-name="Tabela1.A2" office:value-type="string">
            <text:p text:style-name="P20">Ator principal</text:p>
          </table:table-cell>
          <table:table-cell table:style-name="Tabela1.B2" office:value-type="string">
            <text:p text:style-name="P3">Recepcionista</text:p>
          </table:table-cell>
        </table:table-row>
        <table:table-row>
          <table:table-cell table:style-name="Tabela1.A2" office:value-type="string">
            <text:p text:style-name="P20">Ator secundário</text:p>
          </table:table-cell>
          <table:table-cell table:style-name="Tabela1.B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8">Descrição</text:p>
          </table:table-cell>
          <table:table-cell table:style-name="Tabela1.B2" office:value-type="string">
            <text:p text:style-name="P3">Cadastrar venda</text:p>
          </table:table-cell>
        </table:table-row>
        <table:table-row>
          <table:table-cell table:style-name="Tabela1.A2" office:value-type="string">
            <text:p text:style-name="P21">Pré-condição</text:p>
          </table:table-cell>
          <table:table-cell table:style-name="Tabela1.B2" office:value-type="string">
            <text:p text:style-name="P4"/>
            <text:list text:style-name="L1">
              <text:list-item>
                <text:p text:style-name="P31"><text:span text:style-name="T5">Produto</text:span><text:span text:style-name="T6"> cadastrado</text:span></text:p>
              </text:list-item>
            </text:list>
            <text:p text:style-name="P5"/>
          </table:table-cell>
        </table:table-row>
        <table:table-row table:style-name="Tabela1.6">
          <table:table-cell table:style-name="Tabela1.A2" office:value-type="string">
            <text:p text:style-name="P21">Pós-condição</text:p>
          </table:table-cell>
          <table:table-cell table:style-name="Tabela1.B2" office:value-type="string">
            <text:p text:style-name="P11"/>
            <text:list text:style-name="L2">
              <text:list-item>
                <text:p text:style-name="P32">Movimentar estoque</text:p>
              </text:list-item>
              <text:list-item>
                <text:p text:style-name="P32">Movimentar financeiro</text:p>
              </text:list-item>
            </text:list>
            <text:p text:style-name="P11"/>
          </table:table-cell>
        </table:table-row>
        <table:table-row table:style-name="Tabela1.7">
          <table:table-cell table:style-name="Tabela1.A7" office:value-type="string">
            <text:p text:style-name="P22">Entradas</text:p>
          </table:table-cell>
          <table:table-cell table:style-name="Tabela1.B7" office:value-type="string">
            <text:p text:style-name="P15"/>
            <text:p text:style-name="P29"><text:span text:style-name="T10">F</text:span><text:span text:style-name="T9">ormulário 01 - PDV</text:span></text:p>
            <text:p text:style-name="P12">SELETOR - Produto</text:p>
            <text:p text:style-name="P12">TEXTO - Quantidade</text:p>
            <text:p text:style-name="P12">TEXTO - Desconto</text:p>
            <text:p text:style-name="P12"/>
            <text:p text:style-name="P17">Formulário 02 - Finalizar</text:p>
            <text:p text:style-name="P12">SELETOR - Forma de pagamento</text:p>
            <text:p text:style-name="P12">DATA - Data<text:span text:style-name="T12"> da venda</text:span></text:p>
            <text:p text:style-name="P12">SELETOR - Cliente</text:p>
            <text:p text:style-name="P12"/>
          </table:table-cell>
        </table:table-row>
        <table:table-row>
          <table:table-cell table:style-name="Tabela1.A2" office:value-type="string">
            <text:p text:style-name="P23">Prioridade</text:p>
          </table:table-cell>
          <table:table-cell table:style-name="Tabela1.B2" office:value-type="string">
            <text:p text:style-name="P6">Excencial</text:p>
          </table:table-cell>
        </table:table-row>
        <table:table-row>
          <table:table-cell table:style-name="Tabela1.A9" table:number-columns-spanned="2" office:value-type="string">
            <text:p text:style-name="P30">Fluxo de eventos</text:p>
          </table:table-cell>
          <table:covered-table-cell/>
        </table:table-row>
        <table:table-row table:style-name="Tabela1.10">
          <table:table-cell table:style-name="Tabela1.A7" office:value-type="string">
            <text:p text:style-name="P24">Fluxo principal</text:p>
          </table:table-cell>
          <table:table-cell table:style-name="Tabela1.B7" office:value-type="string">
            <text:p text:style-name="P13"/>
            <text:list xml:id="list2404518178" text:style-name="L3">
              <text:list-item>
                <text:p text:style-name="P33"><text:span text:style-name="T13">Preencher dados no </text:span><text:span text:style-name="T8">F</text:span><text:span text:style-name="T7">ormulário 01 - PDV</text:span></text:p>
              </text:list-item>
            </text:list>
            <text:p text:style-name="P13"/>
            <text:list xml:id="list104026186630191" text:continue-numbering="true" text:style-name="L3">
              <text:list-item>
                <text:p text:style-name="P33"><text:span text:style-name="T13">Preencher dados no </text:span><text:span text:style-name="T7">Formulário 02 - Finalizar</text:span></text:p>
              </text:list-item>
            </text:list>
            <text:p text:style-name="P13"/>
            <text:list xml:id="list104026135685139" text:continue-numbering="true" text:style-name="L3">
              <text:list-item>
                <text:p text:style-name="P34">Concluir venda</text:p>
              </text:list-item>
            </text:list>
            <text:p text:style-name="P18"/>
          </table:table-cell>
        </table:table-row>
        <table:table-row table:style-name="Tabela1.11">
          <table:table-cell table:style-name="Tabela1.A7" office:value-type="string">
            <text:p text:style-name="P24">Fluxo secundário</text:p>
          </table:table-cell>
          <table:table-cell table:style-name="Tabela1.B7" office:value-type="string">
            <text:list text:style-name="L4">
              <text:list-item>
                <text:p text:style-name="P35">Selecionar itens no <text:span text:style-name="T8">F</text:span><text:span text:style-name="T7">ormulário 01 - PDV</text:span></text:p>
              </text:list-item>
            </text:list>
          </table:table-cell>
        </table:table-row>
        <table:table-row table:style-name="Tabela1.11">
          <table:table-cell table:style-name="Tabela1.A7" office:value-type="string">
            <text:p text:style-name="P25">Regras</text:p>
          </table:table-cell>
          <table:table-cell table:style-name="Tabela1.B7" office:value-type="string">
            <text:p text:style-name="P7"/>
            <text:p text:style-name="P27">Preencher dados obrigatórios</text:p>
            <text:p text:style-name="P10"/>
            <text:p text:style-name="P14">Valor recebido quando a forma de pagamento for dinheiro.</text:p>
            <text:p text:style-name="P8"/>
          </table:table-cell>
        </table:table-row>
        <table:table-row>
          <table:table-cell table:style-name="Tabela1.A13" office:value-type="string">
            <text:p text:style-name="P26">Revisão</text:p>
          </table:table-cell>
          <table:table-cell table:style-name="Tabela1.B13" office:value-type="string">
            <text:p text:style-name="P1"><text:span text:style-name="T11">22</text:span>/09/2022</text:p>
          </table:table-cell>
        </table:table-row>
        <table:table-row>
          <table:table-cell table:style-name="Tabela1.A14" office:value-type="string">
            <text:p text:style-name="P24">Versão</text:p>
          </table:table-cell>
          <table:table-cell table:style-name="Tabela1.B14" office:value-type="string">
            <text:p text:style-name="P9"><text:span text:style-name="T11">3</text:span>.0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H26M25S</meta:editing-duration>
    <meta:editing-cycles>54</meta:editing-cycles>
    <meta:generator>LibreOffice/7.4.2.3$Windows_X86_64 LibreOffice_project/382eef1f22670f7f4118c8c2dd222ec7ad009daf</meta:generator>
    <dc:date>2022-10-13T10:40:23.991000000</dc:date>
    <meta:document-statistic meta:table-count="1" meta:image-count="0" meta:object-count="0" meta:page-count="1" meta:paragraph-count="36" meta:word-count="111" meta:character-count="675" meta:non-whitespace-character-count="607"/>
  </office:meta>
</office:document-meta>
</file>